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T1" style:family="text">
      <style:text-properties style:font-name="맑은 고딕1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size-asian="5pt" style:font-weight-asian="normal" style:font-size-complex="5pt" style:font-weight-complex="normal"/>
    </style:style>
    <style:style style:name="T5" style:family="text">
      <style:text-properties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weight="normal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4:16:45.643000000</dc:date>
    <meta:editing-duration>PT5H14M24S</meta:editing-duration>
    <meta:editing-cycles>44</meta:editing-cycles>
    <meta:document-statistic meta:object-count="8"/>
  </office:meta>
</office:document-meta>
</file>